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6" style:family="paragraph" style:parent-style-name="Standard" style:list-style-name="L2">
      <style:text-properties fo:font-size="14pt" fo:font-weight="bold" officeooo:rsid="0023ba01" officeooo:paragraph-rsid="0023ba01" style:font-size-asian="14pt" style:font-weight-asian="bold" style:font-size-complex="14pt" style:font-weight-complex="bold"/>
    </style:style>
    <style:style style:name="P7" style:family="paragraph" style:parent-style-name="Standard" style:list-style-name="L3">
      <style:text-properties officeooo:paragraph-rsid="001fc13f"/>
    </style:style>
    <style:style style:name="P8" style:family="paragraph" style:parent-style-name="Standard" style:list-style-name="L4">
      <style:text-properties officeooo:paragraph-rsid="001fc13f"/>
    </style:style>
    <style:style style:name="P9" style:family="paragraph" style:parent-style-name="Standard" style:list-style-name="L5">
      <style:text-properties officeooo:paragraph-rsid="001fc13f"/>
    </style:style>
    <style:style style:name="P10" style:family="paragraph" style:parent-style-name="Standard" style:list-style-name="L6">
      <style:text-properties officeooo:paragraph-rsid="001fc13f"/>
    </style:style>
    <style:style style:name="P11" style:family="paragraph" style:parent-style-name="Standard" style:list-style-name="L9">
      <style:text-properties officeooo:paragraph-rsid="001fc13f"/>
    </style:style>
    <style:style style:name="P12" style:family="paragraph" style:parent-style-name="Standard" style:list-style-name="L10">
      <style:text-properties officeooo:paragraph-rsid="001fc13f"/>
    </style:style>
    <style:style style:name="P13" style:family="paragraph" style:parent-style-name="Standard">
      <style:text-properties officeooo:paragraph-rsid="001fc13f"/>
    </style:style>
    <style:style style:name="P14" style:family="paragraph" style:parent-style-name="Standard" style:list-style-name="L11">
      <style:text-properties officeooo:paragraph-rsid="001fc13f"/>
    </style:style>
    <style:style style:name="P15" style:family="paragraph" style:parent-style-name="Text_20_body" style:list-style-name="L7">
      <style:text-properties officeooo:paragraph-rsid="001fc13f"/>
    </style:style>
    <style:style style:name="P16" style:family="paragraph" style:parent-style-name="Text_20_body" style:list-style-name="L8"/>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officeooo:rsid="001fc13f"/>
    </style:style>
    <style:style style:name="T6" style:family="text">
      <style:text-properties officeooo:rsid="0023ba01"/>
    </style:style>
    <style:style style:name="T7" style:family="text">
      <style:text-properties officeooo:rsid="00255abd"/>
    </style:style>
    <style:style style:name="T8" style:family="text">
      <style:text-properties officeooo:rsid="0026900a"/>
    </style:style>
    <style:style style:name="T9" style:family="text">
      <style:text-properties officeooo:rsid="0028119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1851105209" text:style-name="L1">
        <text:list-item>
          <text:p text:style-name="P5">Compromiso Personal</text:p>
        </text:list-item>
      </text:list>
      <text:p text:style-name="P1"/>
      <text:p text:style-name="P3"><text:span text:style-name="T5">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5">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4"/>
      <text:p text:style-name="P4"/>
      <text:p text:style-name="P4"/>
      <text:list xml:id="list296941258" text:style-name="L2">
        <text:list-item>
          <text:p text:style-name="P6">Informe personal</text:p>
        </text:list-item>
      </text:list>
      <text:p text:style-name="P4"/>
      <text:list xml:id="list2015855539" text:style-name="L3">
        <text:list-item>
          <text:p text:style-name="P7">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1188979502" text:style-name="L4">
        <text:list-item>
          <text:p text:style-name="P8">Para superar esto, decidí dedicar más tiempo a practicar la resolución de problemas algorítmicos. Empecé a hacer <text:span text:style-name="T6">unos cuantos </text:span>ejercicios en plataformas como LeetCode y HackerRank <text:span text:style-name="T6">para mejorar mi lógica de programación.</text:span> También busqué tutoriales y cursos en línea que me ayudaran a comprender mejor los conceptos fundamentales de la programación.</text:p>
        </text:list-item>
      </text:list>
      <text:p text:style-name="P3"/>
      <text:p text:style-name="P3"/>
      <text:list xml:id="list2457169800" text:style-name="L5">
        <text:list-item>
          <text:p text:style-name="P9"><text:span text:style-name="T7">Un desafió que estoy </text:span>enfrent<text:span text:style-name="T7">ando</text:span> <text:span text:style-name="T7">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text:soft-page-break/></text:p>
      <text:list xml:id="list3919368854" text:style-name="L6">
        <text:list-item>
          <text:p text:style-name="P10">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xml:id="list590970137" text:style-name="L7">
        <text:list-item>
          <text:p text:style-name="P15">Como programador, he enfrentado una serie de desafíos específicos relacionados con el lenguaje C++. Uno de los mayores obstáculos que encontré fue comprender completamente el manejo de punteros y referencias. Al principio, me costaba entender la diferencia entre punteros y referencias, así como su uso adecuado en diferentes situaciones. Esto me llevaba a cometer errores sutiles que a menudo resultaban en comportamientos inesperados o errores de segmentación en mi código.</text:p>
          <text:p text:style-name="P15"/>
        </text:list-item>
      </text:list>
      <text:list xml:id="list152169898" text:style-name="L8">
        <text:list-item>
          <text:p text:style-name="P16">Para superar esta falencia, me sumergí en el estudio detallado de los conceptos de punteros y referencias en C++. Dediqué tiempo a <text:span text:style-name="T8">ver videos</text:span>, consultar documentación en línea y seguir tutoriales específicos sobre el tema. Además, realicé ejercicios prácticos que me permitieron experimentar con punteros y referencias en diferentes contextos y entender <text:span text:style-name="T8">parte de su</text:span> funcionamiento en profundidad. Con el tiempo, adquirí una comprensión <text:span text:style-name="T8">algo</text:span> más sólida de estos conceptos y fui capaz de utilizarlos de manera más efectiva.<text:line-break/></text:p>
        </text:list-item>
      </text:list>
      <text:list xml:id="list3844617944" text:style-name="L9">
        <text:list-item>
          <text:p text:style-name="P11">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xml:id="list601131456" text:style-name="L10">
        <text:list-item>
          <text:p text:style-name="P12">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list-item>
      </text:list>
      <text:p text:style-name="P3"/>
      <text:p text:style-name="P3"/>
      <text:list xml:id="list3220238791" text:style-name="L11">
        <text:list-item>
          <text:p text:style-name="P14"><text:span text:style-name="T9">Un</text:span> área en la que <text:span text:style-name="T9">estoy </text:span>enfrent<text:span text:style-name="T9">ando muchas</text:span> dificultades <text:span text:style-name="T9">es en</text:span> la programación orientada a objetos (POO) en C++. Aunque ent<text:span text:style-name="T9">iendo</text:span> los conceptos básicos de la POO, como clases, objetos <text:span text:style-name="T9">y</text:span> herenc<text:span text:style-name="T9">ia,</text:span> me c<text:span text:style-name="T9">uesta</text:span> aplicar estos conceptos de manera efectiva en la práctica. A menudo me enc<text:span text:style-name="T9">uentro</text:span> luchando con el diseño de clases y la estructura de mis programas, lo que resulta en código confuso y difícil de mantener.</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3-29T14:12:41.713740821</dc:date>
    <meta:editing-duration>P7DT7H17M35S</meta:editing-duration>
    <meta:editing-cycles>7</meta:editing-cycles>
    <meta:generator>LibreOffice/7.3.7.2$Linux_X86_64 LibreOffice_project/30$Build-2</meta:generator>
    <meta:document-statistic meta:table-count="0" meta:image-count="0" meta:object-count="0" meta:page-count="2" meta:paragraph-count="14" meta:word-count="930" meta:character-count="5823" meta:non-whitespace-character-count="4917"/>
  </office:meta>
</office:document-meta>
</file>